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4.339166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9.47208333333333cm" style:use-optimal-column-width="true"/>
    </style:style>
    <style:style style:name="co8" style:family="table-column">
      <style:table-column-properties fo:break-before="auto" style:column-width="12.4354166666667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ntreprenesurshi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 සංකල්පය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 ලක්ෂණ හඳුනා ගැන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 යනු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 සංකල්පය පිළිබඳ ව්‍යපාරික දෘෂ්ටිකෝණයෙන් අධ්‍යනය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යා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ේ සුවිශේෂී ලක්ෂණ හා වැදගත්කම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ශ්‍රමය හා ප්‍රාග්ධනය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 ගතිලක්ෂණ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නිර්මාණශීලීත්වය හා බාධාකාරී සාධක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නිර්මාණශීලීත්වය වර්ධනය කරගැන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වසායකත්වය හා ව්‍යාපාර අතර අන්‍යෝන්‍ය සම්බන්ධතාව</text:p>
          </table:table-cell>
          <table:table-cell office:value-type="string" table:style-name="ce1">
            <text:p>ව්‍යවසායකත්වය හා ව්‍යාපාර අතර අන්‍යෝන්‍ය සම්බන්ධතාව</text:p>
          </table:table-cell>
          <table:table-cell office:value-type="string" table:style-name="ce1">
            <text:p>ව්‍යාපාර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වසායකත්වය හා ව්‍යාපාර අතර අන්‍යෝන්‍ය සම්බන්ධතාව</text:p>
          </table:table-cell>
          <table:table-cell office:value-type="string" table:style-name="ce1">
            <text:p>ව්‍යවසායකත්වය හා ව්‍යාපාර අතර අන්‍යෝන්‍ය සම්බන්ධතාව</text:p>
          </table:table-cell>
          <table:table-cell office:value-type="string" table:style-name="ce1">
            <text:p>ව්‍යාපාර වල ගතිලක්ෂණ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යින්ගේ නිර්මාණශීලීබව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යින්ගේ නවෝත්පාදන බව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යින්ගේ අවධානම් භාරගැනීමේ හැකියාව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 දැක්ම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පරිසර සංවේදීබව හා අවස්ථා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ත්වය</text:p>
          </table:table-cell>
          <table:table-cell office:value-type="string" table:style-name="ce1">
            <text:p>ව්‍යවසායකයකුගේ සුභවාදී සංකල්ප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හා ව්‍යවසායකත්ව අතර සම්බන්ධය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හා ව්‍යවසායකත්ව අතර සම්බන්ධය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වල ශක්තින් හා සීමා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අසාර්ථකවීමට බලපාන හේතු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අභ්‍යන්තර ශක්තින් <text:s/>යොදාගනිමින් දුර්වලතා මගහැරීම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හා ව්‍යවසායකත්වය අතර සම්බන්ධය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ශ්‍රී ලංකා ආර්ථික සංවර්ධනයට කුඩා ව්‍යාපාරවල දායකත්වය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වල ශක්තින් හා සීමා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යකුට ව්‍යාපාර පරිසර ප්‍රවනතා වැදගත්වීම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සාර්ථක කරගැනීම සඳහා ගතහැකි ක්‍රියාමාර්ග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නගාසිටුවීමට රජය ගෙනඇති පියවර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සඳහා සහය දක්වන ආයතන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යකුගේ භූමිකාව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කුඩා ව්‍යාපාර වල ව්‍යවසායකයෙක් ස්වකීය ව්‍යාපාර තුළ ඉටුකරන ප්‍රධාන භූමිකා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යා අයිතිකරුගේ භූමිකාව නිරූපණය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පාසලක විදුහල්පතිතුමාගේ නායකත්ව භූමිකාව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යා කළමනාකරුගේ භූමිකාව නිරූපණය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 භූමිකාවට අදාල කාර්යන්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 කුසලතා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තාක්ෂණික දැනුම හා මානව සම්බන්ධතා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සංකල්පනාත්මකබව හා කණ්ඩායම් හැඟ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නිවැරදි සන්නිවේදනය හා මනා උපදේශනය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ව්‍යවසායකත්වය සහ කුඩා පරිමාණ ව්‍යාපාර</text:p>
          </table:table-cell>
          <table:table-cell office:value-type="string" table:style-name="ce1">
            <text:p>ආදර්ශමත්ව කටයුතු කිරීම හා කණ්ඩායම් නියෝජනය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 අධ්‍යනයේ වැදගත්කම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 වර්ගකිරීම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අභ්‍යන්තර පරිසරයේ ශක්තින්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යක අභ්‍යන්තර පරිසරයේ දුර්වලතා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අභ්‍යන්තර ශක්තින් යොදාගනිමින් දුර්වලතා මගහැරීම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 අභ්‍යන්තර පරිසරයේ සංරචක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යක දුර්වලතා සඳහා පිළයම්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යක භාහිර පරිසර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යක බාහිර පරිසරය නිදසුන් සහිතව පැහැදිළි කිරීම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යක බාහිර පරිසරයේ හඳුනාගත් අවස්ථා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පාරය අවස්ථා ප්‍රයෝජනයට ගැනීම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අවස්ථා ප්‍රයෝජනය තුළින් ව්‍යාපාර දියුණුකිරීම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යට භාහිර පරිසරයෙන් ඇති තර්ජන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භාහිර පරිසරය හා එහි බලපෑම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භාහිර තර්ජන වලට පිළියම් යෝජනා කිරීම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අවස්ථා යොදාගෙන තර්ජනවලට මුහුණදීම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ශ්‍රී ලංකා ආර්ථිකයේ ස්වභාවය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ශ්‍රී ලංකා ආර්ථිකයේ ප්‍රධාන ව්‍යාපාර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ශ්‍රී ලංකාවේ සුලභ සම්පත්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පරිසර ප්‍රවනතා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වසායකයකුට ව්‍යාපාර පරිසර ප්‍රවනතා වැදගත්වීම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යක් යනු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යට පදනම් වන භාණ්ඩ හා සේවා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ඉලක්කගත පාරිභෝගිකයා යනු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ෙළඳපොළ තරඟකාරීත්වය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ඉපයීම ප්‍රමාණවත්බව හා ප්‍රාග්ධන සම්පාදනය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තනි හා හවුල් ව්‍යාපාර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නව ව්‍යාපාර ඇරඹීම හා වෙළඳපොළට පිවිසීම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පවතින වෙළඳපළක තිබෙන භාණ්ඩ හා සේවා සම්පාදනය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පවතින වෙළඳපළක නව භාණ්ඩ හා සේවා සම්පාදනය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නව වෙළඳපළකට පවතින භාණ්ඩ හා සේවා සැපයීම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නව ව්‍යවසායකයා වෙළඳපලට ප්‍රවේශවී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නව ව්‍යපාරයක් සඳහා සාර්ථක පිවිසුම්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ව්‍යාපාර ආරම්භයට ප්‍රවේශයක්</text:p>
          </table:table-cell>
          <table:table-cell office:value-type="string" table:style-name="ce1">
            <text:p>නව නිෂ්පාදන ඉදිරිපත් කිරීම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සංකල්ප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හොඳ ව්‍යාපාර අදහසක වැදගත්කම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වසායකයකු සතු නිවැරදි ව්‍යාපාර අදහස්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ඵලදායී ව්‍යාපාර තුළින් සංවර්ධනය වීම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තරඟකාරී ව්‍යාපාරික ලෝකය ජයගැනීමට ව්‍යාපාර අදහස් යොදාගැනීම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ව්‍යාපාරික අවස්ථාවක් බවට පත්කිරීම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 හා ව්‍යාපාර අවස්ථාව අතර වෙනස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වස්ථා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හොඳ ව්‍යාපාර <text:s/>අවස්ථාවක් තක්සේරු කිරීම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හොඳ ව්‍යාපාර <text:s/>අවස්ථාවක් නිගමනයට යොදාගන්නා නිර්නායක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හොඳ ව්‍යාපාර <text:s/>අවස්ථාවක ලක්ෂණ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හොඳ ව්‍යාපාර <text:s/>අවස්ථාවක් තෝරා ගැනීම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තෝරාගත් ව්‍යාපාරයට නීත්‍යානුකූල රැකවරණය ලබාදීම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නව නිෂ්පාදන සඳහා නීතිමය රැකවරණය ලබාදීම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තෝරාගත් ව්‍යාපාරයක් පවත්වාගැනීමට ඇති බාධක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trepreneurship-10-0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ව්‍යාපාර අදහස් හා අවස්ථා</text:p>
          </table:table-cell>
          <table:table-cell office:value-type="string" table:style-name="ce1">
            <text:p>බාධක හා අභියෝග ජයගෙන හොඳ ව්‍යාපාරයක් ඇරඹීම හා පවත්වාගෙන යාම</text:p>
          </table:table-cell>
          <table:table-cell table:number-columns-repeated="16374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3T14:45:17Z</meta:creation-date>
    <dc:date>2022-09-24T04:51:34Z</dc:date>
    <meta:editing-cycles>23</meta:editing-cycles>
    <meta:editing-duration>PT7748S</meta:editing-duration>
  </office:meta>
</office:document-meta>
</file>